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8.826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Mode of Payment Code</text:p>
          </table:table-cell>
          <table:table-cell office:value-type="string" table:style-name="ce2">
            <text:p>Mode of Payment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Chequ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NEF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RTG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Demand Draf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Cash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Credit Car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Debit Car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Voucher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Paypal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Cash Card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Mobile Money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Netbanking</text:p>
          </table:table-cell>
          <table:table-cell table:number-columns-repeated="1638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7T16:58:52Z</meta:creation-date>
    <dc:date>2020-04-29T12:08:46Z</dc:date>
    <meta:user-defined meta:name="WorkbookGuid">103d0e42-8867-4608-adbd-1c1b6eb941b9</meta:user-defined>
    <meta:user-defined meta:name="ConnectionInfosStorage">WorkbookXmlParts</meta:user-defined>
  </office:meta>
</office:document-meta>
</file>